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ree Size (millions)</text:p>
          </table:table-cell>
          <table:table-cell office:value-type="string" calcext:value-type="string">
            <text:p>Element Range (millions)</text:p>
          </table:table-cell>
          <table:table-cell office:value-type="string" calcext:value-type="string">
            <text:p>Time for AVL (s)</text:p>
          </table:table-cell>
          <table:table-cell office:value-type="string" calcext:value-type="string">
            <text:p>Time for BST (s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32562" calcext:value-type="float">
            <text:p>2.32562</text:p>
          </table:table-cell>
          <table:table-cell office:value-type="float" office:value="4.2752" calcext:value-type="float">
            <text:p>4.27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80181" calcext:value-type="float">
            <text:p>4.80181</text:p>
          </table:table-cell>
          <table:table-cell office:value-type="float" office:value="12.2801" calcext:value-type="float">
            <text:p>12.280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.4957" calcext:value-type="float">
            <text:p>7.4957</text:p>
          </table:table-cell>
          <table:table-cell office:value-type="float" office:value="22.5437" calcext:value-type="float">
            <text:p>22.543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.95814" calcext:value-type="float">
            <text:p>9.95814</text:p>
          </table:table-cell>
          <table:table-cell office:value-type="float" office:value="35.9195" calcext:value-type="float">
            <text:p>35.919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.6028" calcext:value-type="float">
            <text:p>12.6028</text:p>
          </table:table-cell>
          <table:table-cell office:value-type="float" office:value="52.2446" calcext:value-type="float">
            <text:p>52.244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.3396" calcext:value-type="float">
            <text:p>16.3396</text:p>
          </table:table-cell>
          <table:table-cell office:value-type="float" office:value="70.8187" calcext:value-type="float">
            <text:p>70.818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.6869" calcext:value-type="float">
            <text:p>17.6869</text:p>
          </table:table-cell>
          <table:table-cell office:value-type="float" office:value="92.9457" calcext:value-type="float">
            <text:p>92.945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.7297" calcext:value-type="float">
            <text:p>19.7297</text:p>
          </table:table-cell>
          <table:table-cell office:value-type="float" office:value="116.72" calcext:value-type="float">
            <text:p>116.7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2.4088" calcext:value-type="float">
            <text:p>22.4088</text:p>
          </table:table-cell>
          <table:table-cell office:value-type="float" office:value="143.853" calcext:value-type="float">
            <text:p>143.85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.0669" calcext:value-type="float">
            <text:p>25.0669</text:p>
          </table:table-cell>
          <table:table-cell office:value-type="float" office:value="175.114" calcext:value-type="float">
            <text:p>175.11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Tree Size (millions)</text:p>
          </table:table-cell>
          <table:table-cell office:value-type="string" calcext:value-type="string">
            <text:p>Element Range (millions)</text:p>
          </table:table-cell>
          <table:table-cell office:value-type="string" calcext:value-type="string">
            <text:p>Time for AVL (s)</text:p>
          </table:table-cell>
          <table:table-cell office:value-type="string" calcext:value-type="string">
            <text:p>Time for BST (s)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3.19028" calcext:value-type="float">
            <text:p>3.19028</text:p>
          </table:table-cell>
          <table:table-cell office:value-type="float" office:value="25930.5" calcext:value-type="float">
            <text:p>25930.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4.87863" calcext:value-type="float">
            <text:p>4.87863</text:p>
          </table:table-cell>
          <table:table-cell office:value-type="float" office:value="2753.62" calcext:value-type="float">
            <text:p>2753.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6.76564" calcext:value-type="float">
            <text:p>6.76564</text:p>
          </table:table-cell>
          <table:table-cell office:value-type="float" office:value="312.486" calcext:value-type="float">
            <text:p>312.48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.4993" calcext:value-type="float">
            <text:p>12.4993</text:p>
          </table:table-cell>
          <table:table-cell office:value-type="float" office:value="52.1667" calcext:value-type="float">
            <text:p>52.1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.7079" calcext:value-type="float">
            <text:p>25.7079</text:p>
          </table:table-cell>
          <table:table-cell office:value-type="float" office:value="31.9057" calcext:value-type="float">
            <text:p>31.9057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29.1418" calcext:value-type="float">
            <text:p>29.1418</text:p>
          </table:table-cell>
          <table:table-cell office:value-type="float" office:value="31.3305" calcext:value-type="float">
            <text:p>31.330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.2308" calcext:value-type="float">
            <text:p>30.2308</text:p>
          </table:table-cell>
          <table:table-cell office:value-type="float" office:value="30.2174" calcext:value-type="float">
            <text:p>30.217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1.064" calcext:value-type="float">
            <text:p>31.064</text:p>
          </table:table-cell>
          <table:table-cell office:value-type="float" office:value="30.0446" calcext:value-type="float">
            <text:p>30.04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31.6861" calcext:value-type="float">
            <text:p>31.6861</text:p>
          </table:table-cell>
          <table:table-cell office:value-type="float" office:value="30.9372" calcext:value-type="float">
            <text:p>30.937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31.816" calcext:value-type="float">
            <text:p>31.816</text:p>
          </table:table-cell>
          <table:table-cell office:value-type="float" office:value="30.9769" calcext:value-type="float">
            <text:p>30.9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12:54:07.151069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4-04-07T13:36:03.589271231</dc:date>
    <meta:editing-duration>PT22S</meta:editing-duration>
    <meta:editing-cycles>2</meta:editing-cycles>
    <meta:document-statistic meta:table-count="1" meta:cell-count="88" meta:object-count="0"/>
  </office:meta>
</office:document-meta>
</file>